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3pt" fo:language="fr" fo:country="FR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3pt" fo:language="fr" fo:country="FR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3pt" fo:language="fr" fo:country="FR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color="#000000" fo:font-size="12pt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2pt" fo:language="fr" fo:country="FR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color="#000000" fo:font-size="12pt" fo:language="fr" fo:country="FR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color="#000000" fo:font-size="12pt" fo:language="fr" fo:country="FR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fo:color="#000000" fo:font-size="12pt" fo:language="fr" fo:country="FR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2pt" fo:language="fr" fo:country="FR" fo:font-weight="bold" style:font-size-asian="12pt" style:font-weight-asian="bold" style:font-size-complex="12pt" style:font-weight-complex="bold"/>
    </style:style>
    <style:style style:name="P19" style:family="paragraph" style:parent-style-name="Standard" style:list-style-name="L3">
      <style:paragraph-properties fo:text-align="start" style:justify-single-word="false"/>
      <style:text-properties fo:color="#000000" fo:font-size="12pt" fo:language="fr" fo:country="FR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fo:color="#000000" fo:font-size="12pt" fo:language="fr" fo:country="FR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language="fr" fo:country="FR"/>
    </style:style>
    <style:style style:name="T1" style:family="text">
      <style:text-properties fo:color="#00660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fo:color="#000000" style:font-name="Times New Roman" fo:font-size="12pt" fo:letter-spacing="normal" fo:font-style="italic" fo:font-weight="normal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language="en" fo:country="GB"/>
    </style:style>
    <style:style style:name="T8" style:family="text">
      <style:text-properties fo:color="#000000" fo:language="en" fo:country="GB" fo:font-weight="normal" style:font-weight-asian="normal" style:font-weight-complex="normal"/>
    </style:style>
    <style:style style:name="T9" style:family="text">
      <style:text-properties fo:color="#000000" fo:language="fr" fo:country="FR" fo:font-weight="normal" style:font-weight-asian="normal" style:font-weight-complex="normal"/>
    </style:style>
    <style:style style:name="T10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GB"/>
    </style:style>
    <style:style style:name="T14" style:family="text">
      <style:text-properties fo:language="fr" fo:country="FR"/>
    </style:style>
    <style:style style:name="T15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apitre 4 : Le plan de formation</text:p>
      <text:p text:style-name="P1"/>
      <text:p text:style-name="P2">Toute mise à disposition d'un nouveau service demande un accompagnement des utilisateurs et donc une formation.</text:p>
      <text:p text:style-name="P5">=&gt; Objet du chapitre : voir les recommandations et pratiques permettant d'organiser une formation qui s'appuiera sur du <text:span text:style-name="T2">e-learning</text:span>. <text:span text:style-name="T1">Moodle</text:span></text:p>
      <text:p text:style-name="P5"><text:span text:style-name="T1"/></text:p>
      <text:p text:style-name="P6">I] Intérêt du e-learning</text:p>
      <text:p text:style-name="P10"/>
      <text:p text:style-name="P10">Initialement, l'intérêt est de réduire les coûts et de permettre un déploiement plus rapide des formations. Le terme de e-learning est parfois associé au terme de knowledge management (Management des connaissances et des compétences).</text:p>
      <text:p text:style-name="P2"><text:span text:style-name="T6">Le succès du e-learning est dû à l'usage des TICE (</text:span><text:span text:style-name="T3">Technologies de l'Information et de la Communication pour l'Enseignement</text:span><text:span text:style-name="T6">).</text:span></text:p>
      <text:p text:style-name="P2"><text:span text:style-name="T6">Cependant une solution technologique ne dispense pas de soigner les contenus de la démarche pédagogique des parcours proposés.</text:span></text:p>
      <text:p text:style-name="P2"><text:span text:style-name="T6">De façon générale les solutions d'e-learning tendent à répondre à deux questions : </text:span></text:p>
      <text:list xml:id="list7105380094055274591" text:style-name="L1">
        <text:list-item>
          <text:p text:style-name="P3"><text:span text:style-name="T6">Comment acquérir de nouvelles compétences plus rapidement ?</text:span></text:p>
        </text:list-item>
        <text:list-item>
          <text:p text:style-name="P3"><text:span text:style-name="T6">Comment réduire les coûts de production </text:span><text:span text:style-name="T8">et de diffusion tout en </text:span><text:span text:style-name="T9">garantissant la qualité pédagogique des contenus de formation </text:span><text:span text:style-name="T8">?</text:span></text:p>
        </text:list-item>
      </text:list>
      <text:p text:style-name="P2"><text:span text:style-name="T8"/></text:p>
      <text:p text:style-name="P6"><text:span text:style-name="T14">I</text:span><text:span text:style-name="T7">I] </text:span><text:span text:style-name="T14">Le processus d'apprentissage</text:span></text:p>
      <text:p text:style-name="P2"><text:span text:style-name="T8"/></text:p>
      <text:p text:style-name="P21"><text:span text:style-name="T6">Apprendre, c'est le processus par lequel une personne acquiert des connaissances et des savoir-faire.</text:span></text:p>
      <text:p text:style-name="P21"><text:span text:style-name="T6">L'objectif de l'usage des nouvelles technologies est d'améliorer la qualité de cet apprentissage.</text:span></text:p>
      <text:p text:style-name="P21"><text:span text:style-name="T6">Aujourd'hui, l'un des moyens les plus utilisés de e-learning sont les MOOC (</text:span><text:span text:style-name="T10">Massive Open Online Course)</text:span><text:span text:style-name="T11">.</text:span></text:p>
      <text:p text:style-name="P21"><text:span text:style-name="T6">Les MOOC sont un exemple de formation à distance ouverts en télé-enseignement.</text:span></text:p>
      <text:p text:style-name="P21"><text:span text:style-name="T6">Les participants au cours (Enseignants et Élèves) sont situés à des lieux géographiques différents et ne communiquent que grâce à Internet. Ces cours peuvent réunir plus de 100 000 personnes à la fois.</text:span></text:p>
      <text:p text:style-name="P21"><text:span text:style-name="T6">Ceci signifie qu'il est indispensable de mettre en place des fonctions d'accompagnement assuré par des formateurs (Tuteurs, Coachs...).</text:span></text:p>
      <text:p text:style-name="P21"><text:span text:style-name="T6">Les parcours de formation se composent de modules eux-mêmes décomposés en séquences.</text:span></text:p>
      <text:p text:style-name="P21"><text:span text:style-name="T6">Chaque module permet d'acquérir des compétences précises.</text:span></text:p>
      <text:p text:style-name="P21"><text:span text:style-name="T6"/></text:p>
      <text:p text:style-name="P7">I<text:span text:style-name="T13">I</text:span>I<text:span text:style-name="T13">] L</text:span>'architecture de dispositif e-learning</text:p>
      <text:p text:style-name="P18"><text:span text:style-name="T5"/></text:p>
      <text:p text:style-name="P18"><text:span text:style-name="T5">Plusieurs niveaux : </text:span></text:p>
      <text:list xml:id="list2171640138770259926" text:style-name="L3">
        <text:list-item>
          <text:p text:style-name="P19"><text:span text:style-name="T5">Un support de diffusion → Intranet/Extranet =&gt; Internet.</text:span></text:p>
        </text:list-item>
      </text:list>
      <text:list xml:id="list7928668917516799065" text:style-name="L2">
        <text:list-item>
          <text:p text:style-name="P20"><text:span text:style-name="T5">Une plateforme </text:span><text:span text:style-name="T12">LMS (Learning Management System)</text:span><text:span text:style-name="T4"> chargé de gérer le catalogue de formations et le parcours des apprenants !</text:span></text:p>
        </text:list-item>
      </text:list>
      <text:p text:style-name="P11"><text:span text:style-name="T5">Nécessite des moyens de connexion.</text:span></text:p>
      <text:p text:style-name="P8"><text:span text:style-name="T5"/></text:p>
      <text:p text:style-name="P8">IV<text:span text:style-name="T13">] Le </text:span>cadrage du projet de e-learning</text:p>
      <text:p text:style-name="P8"><text:span text:style-name="T5"/></text:p>
      <text:p text:style-name="P11"><text:span text:style-name="T5">=&gt; Il faut fixer un périmètre interne de cible, d'objectifs et de résultats attendus.</text:span></text:p>
      <text:p text:style-name="P11"><text:span text:style-name="T5">L'étude des besoins doit permettre d'apporter une réponse à une situation qui est jugée déficiente afin de pouvoir apporter les compétences et les connaissances nécessaires pour la corriger.</text:span></text:p>
      <text:p text:style-name="P11"><text:span text:style-name="T5"/></text:p>
      <text:p text:style-name="P11"><text:span text:style-name="T5"/></text:p>
      <text:p text:style-name="P9"><text:soft-page-break/>Le public cible<text:span text:style-name="T15"> :</text:span></text:p>
      <text:list xml:id="list1258418213339084386" text:style-name="L4">
        <text:list-item>
          <text:p text:style-name="P13">Le nombre de personne à former.</text:p>
        </text:list-item>
        <text:list-item>
          <text:p text:style-name="P13">La dispersion géographique du public.</text:p>
        </text:list-item>
        <text:list-item>
          <text:p text:style-name="P13">La motivation des apprenants.</text:p>
        </text:list-item>
        <text:list-item>
          <text:p text:style-name="P13">Une connaissance suffisante des TICE et un accès à Internet.</text:p>
        </text:list-item>
        <text:list-item>
          <text:p text:style-name="P13">L'utilité de la formation pour les apprenants =&gt; Connaissance des résultats attendus.</text:p>
        </text:list-item>
        <text:list-item>
          <text:p text:style-name="P13">Le niveau d'autonomie des apprenants et le taux de participation doivent être suffisants pour justifier les investissements nécessaires à une formation en ligne.</text:p>
        </text:list-item>
      </text:list>
      <text:p text:style-name="P12"/>
      <text:p text:style-name="P9">Le contenu pédagogique<text:span text:style-name="T15"> :</text:span></text:p>
      <text:list xml:id="list622689726885393414" text:style-name="L5">
        <text:list-item>
          <text:p text:style-name="P15"><text:span text:style-name="T15">Y a-t-il un existant ? Auquel cas faut-il l'adapter ?</text:span></text:p>
        </text:list-item>
        <text:list-item>
          <text:p text:style-name="P15"><text:span text:style-name="T15">Faut-il développer une nouvelle solution ?</text:span></text:p>
        </text:list-item>
      </text:list>
      <text:p text:style-name="P14"><text:span text:style-name="T15"/></text:p>
      <text:p text:style-name="P9">Les modalités de formation<text:span text:style-name="T15"> :</text:span></text:p>
      <text:list xml:id="list3670966119415133098" text:style-name="L6">
        <text:list-item>
          <text:p text:style-name="P16"><text:span text:style-name="T15">Le e-learning vient-il en complément d'une formation en présentiel ? =&gt; Quel est le plus apporté ?</text:span></text:p>
        </text:list-item>
        <text:list-item>
          <text:p text:style-name="P16"><text:span text:style-name="T15">Le e-learning remplace-t-il une formation en présentiel ?</text:span></text:p>
        </text:list-item>
      </text:list>
      <text:p text:style-name="P14"><text:span text:style-name="T15"/></text:p>
      <text:p text:style-name="P9">L'évaluation<text:span text:style-name="T15"> :</text:span></text:p>
      <text:list xml:id="list8054402787136176489" text:style-name="L7">
        <text:list-item>
          <text:p text:style-name="P17"><text:span text:style-name="T15">Évaluation formative</text:span></text:p>
        </text:list-item>
        <text:list-item>
          <text:p text:style-name="P17"><text:span text:style-name="T15">Évaluation sommative/certificativ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ui Non</meta:initial-creator>
    <meta:creation-date>2017-11-08T10:41:51.46</meta:creation-date>
    <meta:generator>OpenOffice/4.1.3$Win32 OpenOffice.org_project/413m1$Build-9783</meta:generator>
    <dc:date>2017-11-08T12:29:17.12</dc:date>
    <dc:creator>Oui Non</dc:creator>
    <meta:editing-duration>PT1H47M30S</meta:editing-duration>
    <meta:editing-cycles>10</meta:editing-cycles>
    <meta:document-statistic meta:table-count="0" meta:image-count="0" meta:object-count="0" meta:page-count="2" meta:paragraph-count="43" meta:word-count="513" meta:character-count="3344"/>
  </office:meta>
</office:document-meta>
</file>